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 fo:break-before="page"/>
      <style:text-properties fo:color="#000000" loext:opacity="100%" style:font-name="Droid Sans Mono" fo:font-size="10.5pt" fo:font-weight="normal" officeooo:paragraph-rsid="00110de9" fo:background-color="transparent"/>
    </style:style>
    <style:style style:name="P3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110de9" fo:background-color="transparent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Droid Sans Mono" fo:font-size="10.5pt" fo:font-weight="normal" officeooo:paragraph-rsid="00110de9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6" style:family="paragraph" style:parent-style-name="Standard">
      <style:paragraph-properties style:line-height-at-least="0.503cm"/>
      <style:text-properties fo:color="#000000" loext:opacity="100%" officeooo:paragraph-rsid="00110de9" fo:background-color="transparent"/>
    </style:style>
    <style:style style:name="T1" style:family="text">
      <style:text-properties officeooo:rsid="00101452"/>
    </style:style>
    <style:style style:name="T2" style:family="text">
      <style:text-properties officeooo:rsid="00110de9"/>
    </style:style>
    <style:style style:name="T3" style:family="text">
      <style:text-properties style:font-name="Droid Sans Mono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let <text:span text:style-name="T2">block</text:span> : Array<text:span text:style-name="T2">[</text:span>U8] val = <text:span text:style-name="T2">[</text:span>48; 64; 0; 14; 115; 116; 97; 116; 115; 47; 115; 111; 97; 107; 116; 101; 115; 116; 57; 57; 54; 32; 45; 32; 50; 48; 50; 51; 58; 48; 56; 58; 48; 55; 32; 48; 56; 58; 51; 51; 58; 50; 56; 32; 91; 49; 54; 57; 49; 51; 57; 55; 50; 48; 56; 44; 57; 55; 51; 48; 57; 53; 54; 54; 53; 93;48; 62; 0; 14; 115; 116; 97; 116; 115; 47; 115; 111; 97; 107; 116; 101; 115; 116; 49; 32; 45; 32; 50; 48; 50; 51; 58; 48; 56; 58; 48; 55; 32; 48; 56; 58; 51; 51; 58; 49; 57; 32; 91; 49; 54; 57; 49; 51; 57; 55; 49; 57; 57; 44; 53; 56; 51; 52; 52; 50; 48; 54; 49; 93;48; 65; 0; 14; 115; 116; 97; 116; 115; 47; 115; 111; 97; 107; 116; 101; 115; 116; 52; 54; 55; 48; 32; 45; 32; 50; 48; 50; 51; 58; 48; 56; 58; 48; 55; 32; 48; 56; 58; 52; 55; 58; 53; 54; 32; 91; 49; 54; 57; 49; 51; 57; 56; 48; 55; 54; 44; 52; 57; 48; 57; 57; 49; 51; 55; 57; 93;48; 64; 0; 14; 115; 116; 97; 116; 115; 47; 115; 111; 97; 107; 116; 101; 115; 116; 52; 57; 50; 51; 32; 45; 32; 50; 48; 50; 51; 58; 48; 56; 58; 48; 55; 32; 48; 56; 58; 53; 50; 58; 53; 49; 32; 91; 49; 54; 57; 49; 51; 57; 56; 51; 55; 49; 44; 52; 57; 51; 53; 57; 50; 50; 57; 93; 48; 65; 0; 14; 115; 116; 97; 116; 115; 47; 115; 111; 97; 107; 116; 101; 115; 116; 51; 56; 51; 54; 32; 45; 32; 50; 48; 50; 51; 58; 48; 56; 58; 48; 55; 32; 48; 56; 58; 53; 50; 58; 52; 48; 32; 91; 49; 54; 57; 49; 51; 57; 56; 51; 54; 48; 44; 55; 57; 49; 49; 49; 48; 55; 48; 53; 93; 48; 65; 0; 14; 115; 116; 97; 116; 115; 47; 115; 111; 97; 107; 116; 101; 115; 116; 49; 50; 52; 49; 32; 45; 32; 50; 48; 50; 51; 58; 48; 56; 58; 48; 55; 32; 48; 57; 58; 48; 49; 58; 52; 50; 32; 91; 49; 54; 57; 49; 51; 57; 56; 57; 48; 50; 44; 49; 54; 57; 57; 57; 55; 56; 51; 50; 93;48; 64; 0; 14; 115; 116; 97; 116; 115; 47; 115; 111; 97; 107; 116; 101; 115; 116; 50; 52; 56; 32; 45; 32; 50; 48; 50; 51; 58; 48; 56; 58; 48; 55; 32; 48; 57; 58; 49; 48; 58; 51; 56; 32; 91; 49; 54; 57; 49; 51; 57; 57; 52; 51; 56; 44; 52; 54; 50; 48; 49; 55; 54; 49; 51; 93;48; 64; 0; 14; 115; 116; 97; 116; 115; 47; 115; 111; 97; 107; 116; 101; 115; 116; 50; 52; 57; 32; 45; 32; 50; 48; 50; 51; 58; 48; 56; 58; 48; 55; 32; 48; 57; 58; 49; 48; 58; 51; 56; 32; 91; 49; 54; 57; 49; 51; 57; 57; 52; 51; 56; 44; 52; 55; 49; 53; 56; 52; 57; 49; 54; 93;48; 64; 0; 14; 115; 116; 97; 116; 115; 47; 115; 111; 97; 107; 116; 101; 115; 116; 50; 53; 48; 32; 45; 32; 50; 48; 50; 51; 58; 48; 56; 58; 48; 55; 32; 48; 57; 58; 49; 48; 58; 51; 56; 32; 91; 49; 54; 57; 49; 51; 57; 57; 52; 51; 56; 44; 52; 56; 48; 49; 49; 57; 54; 51; 50; 93;48; 64; 0; 14; 115; 116; 97; 116; 115; 47; 115; 111; 97; 107; 116; 101; 115; 116; 50; 53; 48; 32; 45; 32; 50; 48; 50; 51; 58; 48; 56; 58; 48; 55; 32; 48; 57; 58; 49; 48; 58; 51; 56; 32; 91; 49; 54; 57; 49; 51; 57; 57; 52; 51; 56; 44; 52; 56; 48; 49; 49; 57; 54; 51; 50; 93;48; 62; 0; 14; 115; 116; 97; 116; 115; 47; 115; 111; 97; 107; 116; 101; 115; 116; 49; 32; 45; 32; 50; 48; 50; 51; 58; 48; 56; 58; 48; 55; 32; 48; 57; 58; 49; 48; 58; 51; 54; 32; 91; 49; 54; 57; 49; 51; 57; 57; 52; 51; 54; 44; 49; 51; 48; 51; 56; 49; 49; 57; 53; 93;48; 65; 0; 14; 115; 116; 97; 116; 115; 47; 115; 111; 97; 107; 116; 101; 115; 116; 52; 54; 55; 51; 32; 45; 32; 50; 48; 50; 51; 58; 48; 56; 58; 48; 55; 32; 48; 57; 58; 49; 51; 58; 50; 56; 32; 91; 49; 54; 57; 49; 51; 57; 57; 54; 48; 56; 44; 54; 56; 53; 50; 50; 53; 48; 53; 56; 93;48; 62; 0; 14; 115; 116; 97; 116; 115; 47; 115; 111; 97; 107; 116; 101; 115; 116; 49; 32; 45; 32; 50; 48; 50; 51; 58; 48; 56; 58; 48; 55; 32; 48; 57; 58; 49; 50; 58; 52; 52; 32; 91; 49; 54; 57; 49; 51; 57; 57; 53; 54; 52; 44; 53; 57; 52; 54; 53; 54; 55; 55; 55; 93;48; 62; 0; 14; 115; 116; 97; 116; 115; 47; 115; 111; 97; 107; 116; 101; 115; 116; 49; 32; 45; 32; 50; 48; 50; 51; 58; 48; 56; 58; 48; 55; 32; 48; 57; 58; 48; 54; 58; 50; 57; 32; 91; 49; 54; 57; 49; 51; 57; 57; 49; 56; 57; 44; 54; 53; 53; 49; 50; 52; 57; 53; 48; 93; 48; 62; 0; 14; 115; 116; 97; 116; 115; 47; 115; 111; 97; 107; 116; 101; 115; 116; 50; 32; 45; 32; 50; 48; 50; 51; 58; 48; 56; 58; 48; 55; 32; 48; 57; 58; 48; 54; 58; 50; 57; 32; 91; 49; 54; 57; 49; 51; 57; 57; 49; 56; 57; 44; 54; 54; 52; 55; 53; 49; 51; 48; 49; 93; 48; 62; 0; 14; 115; 116; 97; 116; 115; 47; 115; 111; 97; 107; 116; 101; 115; 116; 51; 32; 45; 32; 50; 48; 50; 51; 58; 48; 56; 58; 48; 55; 32; 48; 57; 58; 48; 54; 58; 50; 57; 32; 91; 49; 54; 57; 49; 51; 57; 57; 49; 56; 57; 44; 54; 55; 52; 50; 56; 49; 56; 56; 57; 93;48; 62; 0; 14; 115; 116; 97; 116; 115; 47; 115; 111; 97; 107; 116; 101; 115; 116; 52; 32; 45; 32; 50; 48; 50; 51; 58; 48; 56; 58; 48; 55; 32; 48; 57; 58; 48; 54; 58; 50; 57; 32; 91; 49; 54; 57; 49; 51; 57; 57; 49; 56; 57; 44; 54; 56; 51; 55; 52; 53; 57; 53; 57; 93;48; 65; 0; 14; 115; 116; 97; 116; 115; 47; 115; 111; 97; 107; 116; 101; 115; 116; 55; 57; 55; 57; 32; 45; 32; 50; 48; 50; 51; 58; 48; 56; 58; 48; 55; 32; 48; 57; 58; 48; 56; 58; 51; 55; 32; 91; 49; 54; 57; 49; 51; 57; 57; 51; 49; 55; 44; 50; 49; 48; 51; 51; 56; 57; 53; 57; 93;48; 65; 0; 14; 115; 116; 97; 116; 115; 47; 115; 111; 97; 107; 116; 101; 115; 116; 55; 57; 56; 48; 32; 45; 32; 50; 48; 50; 51; 58; 48; 56; 58; 48; 55; 32; 48; 57; 58; 48; 56; 58; 51; 55; 32; 91; 49; 54; 57; 49; 51; 57; 57; 51; 49; 55; 44; 50; 49; 56; 54; 52; 55; 50; 48; 57; <text:soft-page-break/>93;48; 65; 0; 14; 115; 116; 97; 116; 115; 47; 115; 111; 97; 107; 116; 101; 115; 116; 55; 57; 56; 49; 32; 45; 32; 50; 48; 50; 51; 58; 48; 56; 58; 48; 55; 32; 48; 57; 58; 48; 56; 58; 51; 55; 32; 91; 49; 54; 57; 49; 51; 57; 57; 51; 49; 55; 44; 50; 50; 55; 56; 52; 50; 54; 51; 54; 93;48; 65; 0; 14; 115; 116; 97; 116; 115; 47; 115; 111; 97; 107; 116; 101; 115; 116; 55; 57; 56; 50; 32; 45; 32; 50; 48; 50; 51; 58; 48; 56; 58; 48; 55; 32; 48; 57; 58; 48; 56; 58; 51; 55; 32; 91; 49; 54; 57; 49; 51; 57; 57; 51; 49; 55; 44; 50; 51; 55; 51; 56; 52; 54; 50; 52; 93; 48; 22; 0; 14; 115; 116; 97; 116; 115; 47; 115; 111; 97; 107; 116; 101; 115; 116; 56; 56; 55; 56; 32; 33; 48; 20; 0; 14; 115; 116; 97; 116; 115; 47; 115; 111; 97; 107; 116; 101; 115; 116; 50; 52; 32; 33; 48; 22; 0; 14; 115; 116; 97; 116; 115; 47; 115; 111; 97; 107; 116; 101; 115; 116; 52; 50; 48; 53; 32; 33; 48; 22; 0; 14; 115; 116; 97; 116; 115; 47; 115; 111; 97; 107; 116; 101; 115; 116; 52; 55; 52; 55; 32; 33; 48; 22; 0; 14; 115; 116; 97; 116; 115; 47; 115; 111; 97; 107; 116; 101; 115; 116; 54; 50; 56; 56; 32; 33;48; 22; 0; 14; 115; 116; 97; 116; 115; 47; 115; 111; 97; 107; 116; 101; 115; 116; 54; 50; 55; 49; 32; 33;48; 22; 0; 14; 115; 116; 97; 116; 115; 47; 115; 111; 97; 107; 116; 101; 115; 116; 56; 56; 54; 50; 32; 33;48; 22; 0; 14; 115; 116; 97; 116; 115; 47; 115; 111; 97; 107; 116; 101; 115; 116; 52; 49; 54; 49; 32; 33;48; 22; 0; 14; 115; 116; 97; 116; 115; 47; 115; 111; 97; 107; 116; 101; 115; 116; 52; 55; 48; 51; 32; 33;48; 22; 0; 14; 115; 116; 97; 116; 115; 47; 115; 111; 97; 107; 116; 101; 115; 116; 54; 50; 52; 52; 32; 33;48; 22; 0; 14; 115; 116; 97; 116; 115; 47; 115; 111; 97; 107; 116; 101; 115; 116; 52; 54; 50; 56; 32; 33;48; 22; 0; 14; 115; 116; 97; 116; 115; 47; 115; 111; 97; 107; 116; 101; 115; 116; 54; 48; 49; 54; 32; 33;48; 22; 0; 14; 115; 116; 97; 116; 115; 47; 115; 111; 97; 107; 116; 101; 115; 116; 51; 56; 53; 55; 32; 33;48; 22; 0; 14; 115; 116; 97; 116; 115; 47; 115; 111; 97; 107; 116; 101; 115; 116; 53; 55; 56; 54; 32; 33;48; 22; 0; 14; 115; 116; 97; 116; 115; 47; 115; 111; 97; 107; 116; 101; 115; 116; 52; 50; 52; 53; 32; 33;48; 22; 0; 14; 115; 116; 97; 116; 115; 47; 115; 111; 97; 107; 116; 101; 115; 116; 56; 51; 55; 55; 32; 33;48; 22; 0; 14; 115; 116; 97; 116; 115; 47; 115; 111; 97; 107; 116; 101; 115; 116; 55; 57; 54; 49; 32; 33;48; 22; 0; 14; 115; 116; 97; 116; 115; 47; 115; 111; 97; 107; 116; 101; 115; 116; 51; 50; 56; 55; 32; 33;48; 22; 0; 14; 115; 116; 97; 116; 115; 47; 115; 111; 97; 107; 116; 101; 115; 116; 51; 56; 50; 57; 32; 33;48; 22; 0; 14; 115; 116; 97; 116; 115; 47; 115; 111; 97; 107; 116; 101; 115; 116; 53; 51; 55; 49; 32; 33;48; 22; 0; 14; 115; 116; 97; 116; 115; 47; 115; 111; 97; 107; 116; 101; 115; 116; 51; 56; 51; 48; 32; 33;48; 22; 0; 14; 115; 116; 97; 116; 115; 47; 115; 111; 97; 107; 116; 101; 115; 116; 55; 57; 54; 50; 32; 33;48; 22; 0; 14; 115; 116; 97; 116; 115; 47; 115; 111; 97; 107; 116; 101; 115; 116; 51; 50; 56; 56; 32; 33;48; 22; 0; 14; 115; 116; 97; 116; 115; 47; 115; 111; 97; 107; 116; 101; 115; 116; 55; 57; 54; 51; 32; 33;48; 22; 0; 14; 115; 116; 97; 116; 115; 47; 115; 111; 97; 107; 116; 101; 115; 116; 51; 56; 51; 49; 32; 33;48; 22; 0; 14; 115; 116; 97; 116; 115; 47; 115; 111; 97; 107; 116; 101; 115; 116; 53; 51; 55; 50; 32; 33;48; 22; 0; 14; 115; 116; 97; 116; 115; 47; 115; 111; 97; 107; 116; 101; 115; 116; 51; 50; 56; 57; 32; 33;48; 22; 0; 14; 115; 116; 97; 116; 115; 47; 115; 111; 97; 107; 116; 101; 115; 116; 51; 56; 51; 50; 32; 33; 48; 22; 0; 14; 115; 116; 97; 116; 115; 47; 115; 111; 97; 107; 116; 101; 115; 116; 56; 56; 55; 57; 32; 33; 48; 20; 0; 14; 115; 116; 97; 116; 115; 47; 115; 111; 97; 107; 116; 101; 115; 116; 50; 53; 32; 33; 48; 22; 0; 14; 115; 116; 97; 116; 115; 47; 115; 111; 97; 107; 116; 101; 115; 116; 52; 50; 48; 54; 32; 33; 48; 20; 0; 14; 115; 116; 97; 116; 115; 47; 115; 111; 97; 107; 116; 101; 115; 116; 50; 50; 56; 51;48; 19; 0; 14; 115; 116; 97; 116; 115; 47; 115; 111; 97; 107; 116; 101; 115; 116; 52; 55; 55;48; 20; 0; 14; 115; 116; 97; 116; 115; 47; 115; 111; 97; 107; 116; 101; 115; 116; 50; 50; 56; 52; 48; 20; 0; 14; 115; 116; 97; 116; 115; 47; 115; 111; 97; 107; 116; 101; 115; 116; 50; 50; 56; 53;48; 20; 0; 14; 115; 116; 97; 116; 115; 47; 115; 111; 97; 107; 116; 101; 115; 116; 50; 50; 56; 54;48; 20; 0; 14; 115; 116; 97; 116; 115; 47; 115; 111; 97; 107; 116; 101; 115; 116; 50; 50; 56; 55;48; 20; 0; 14; 115; 116; 97; 116; 115; 47; 115; 111; 97; 107; 116; 101; 115; 116; 50; 50; 56; 56; 48; 20; 0; 14; 115; 116; 97; 116; 115; 47; 115; 111; 97; 107; 116; 101; 115; 116; 50; 50; 56; 57;48; 20; 0; 14; 115; 116; 97; 116; 115; 47; 115; 111; 97; 107; 116; 101; 115; 116; 50; 50; 57; 48;48; 20; 0; 14; 115; 116; 97; 116; 115; 47; 115; 111; 97; 107; 116; 101; 115; 116; 50; 50; 57; 49;48; 20; 0; 14; 115; 116; 97; 116; 115; 47; 115; 111; 97; 107; 116; 101; 115; 116; 50; 50; 57; 50; 48; 20; 0; 14; 115; 116; 97; 116; 115; 47; 115; 111; 97; 107; 116; 101; 115; 116; 55; 52; 57; 54;48; 20; 0; 14; 115; 116; 97; 116; 115; 47; 115; 111; 97; 107; 116; 101; 115; 116; 55; 51; 57; 50; 48; 20; 0; 14; 115; 116; 97; 116; 115; 47; 115; 111; 97; 107; 116; 101; 115; 116; 55; 51; 57; 51;48; 20; 0; 14; 115; 116; 97; 116; 115; 47; 115; 111; 97; <text:soft-page-break/>107; 116; 101; 115; 116; 55; 52; 57; 55;48; 20; 0; 14; 115; 116; 97; 116; 115; 47; 115; 111; 97; 107; 116; 101; 115; 116; 55; 52; 57; 56; 48; 20; 0; 14; 115; 116; 97; 116; 115; 47; 115; 111; 97; 107; 116; 101; 115; 116; 55; 52; 57; 57;48; 20; 0; 14; 115; 116; 97; 116; 115; 47; 115; 111; 97; 107; 116; 101; 115; 116; 55; 53; 48; 48; 48; 20; 0; 14; 115; 116; 97; 116; 115; 47; 115; 111; 97; 107; 116; 101; 115; 116; 55; 53; 48; 49;48; 20; 0; 14; 115; 116; 97; 116; 115; 47; 115; 111; 97; 107; 116; 101; 115; 116; 55; 53; 48; 50;48; 20; 0; 14; 115; 116; 97; 116; 115; 47; 115; 111; 97; 107; 116; 101; 115; 116; 55; 53; 48; 51;48; 20; 0; 14; 115; 116; 97; 116; 115; 47; 115; 111; 97; 107; 116; 101; 115; 116; 55; 53; 48; 52; 48; 20; 0; 14; 115; 116; 97; 116; 115; 47; 115; 111; 97; 107; 116; 101; 115; 116; 55; 53; 48; 53;48; 20; 0; 14; 115; 116; 97; 116; 115; 47; 115; 111; 97; 107; 116; 101; 115; 116; 55; 53; 48; 54; 48; 20; 0; 14; 115; 116; 97; 116; 115; 47; 115; 111; 97; 107; 116; 101; 115; 116; 50; 50; 56; 51;48; 20; 0; 14; 115; 116; 97; 116; 115; 47; 115; 111; 97; 107; 116; 101; 115; 116; 50; 48; 51; 52;48; 20; 0; 14; 115; 116; 97; 116; 115; 47; 115; 111; 97; 107; 116; 101; 115; 116; 50; 50; 56; 52;48; 20; 0; 14; 115; 116; 97; 116; 115; 47; 115; 111; 97; 107; 116; 101; 115; 116; 50; 50; 56; 53;48; 20; 0; 14; 115; 116; 97; 116; 115; 47; 115; 111; 97; 107; 116; 101; 115; 116; 50; 50; 56; 54;48; 20; 0; 14; 115; 116; 97; 116; 115; 47; 115; 111; 97; 107; 116; 101; 115; 116; 50; 50; 56; 55;48; 20; 0; 14; 115; 116; 97; 116; 115; 47; 115; 111; 97; 107; 116; 101; 115; 116; 50; 50; 56; 56; 48; 20; 0; 14; 115; 116; 97; 116; 115; 47; 115; 111; 97; 107; 116; 101; 115; 116; 50; 50; 56; 57;48; 20; 0; 14; 115; 116; 97; 116; 115; 47; 115; 111; 97; 107; 116; 101; 115; 116; 50; 50; 57; 48;48; 20; 0; 14; 115; 116; 97; 116; 115; 47; 115; 111; 97; 107; 116; 101; 115; 116; 50; 50; 57; 49;48; 20; 0; 14; 115; 116; 97; 116; 115; 47; 115; 111; 97; 107; 116; 101; 115; 116; 50; 50; 57; 50; 48; 20; 0; 14; 115; 116; 97; 116; 115; 47; 115; 111; 97; 107; 116; 101; 115; 116; 55; 52; 57; 54;48; 20; 0; 14; 115; 116; 97; 116; 115; 47; 115; 111; 97; 107; 116; 101; 115; 116; 54; 55; 51; 52;48; 20; 0; 14; 115; 116; 97; 116; 115; 47; 115; 111; 97; 107; 116; 101; 115; 116; 55; 52; 57; 55;48; 20; 0; 14; 115; 116; 97; 116; 115; 47; 115; 111; 97; 107; 116; 101; 115; 116; 55; 52; 57; 56; 48; 20; 0; 14; 115; 116; 97; 116; 115; 47; 115; 111; 97; 107; 116; 101; 115; 116; 55; 52; 57; 57; 48; 20; 0; 14; 115; 116; 97; 116; 115; 47; 115; 111; 97; 107; 116; 101; 115; 116; 55; 53; 48; 48; 48; 20; 0; 14; 115; 116; 97; 116; 115; 47; 115; 111; 97; 107; 116; 101; 115; 116; 55; 53; 48; 49; 48; 20; 0; 14; 115; 116; 97; 116; 115; 47; 115; 111; 97; 107; 116; 101; 115; 116; 55; 53; 48; 50; 48; 20; 0; 14; 115; 116; 97; 116; 115; 47; 115; 111; 97; 107; 116; 101; 115; 116; 50; 50; 56; 51;48; 17; 0; 14; 115; 116; 97; 116; 115; 47; 115; 111; 97; 107; 116; 101; 115; 116; 48; 48; 20; 0; 14; 115; 116; 97; 116; 115; 47; 115; 111; 97; 107; 116; 101; 115; 116; 50; 50; 56; 52; 48; 20; 0; 14; 115; 116; 97; 116; 115; 47; 115; 111; 97; 107; 116; 101; 115; 116; 50; 50; 56; 53;48; 20; 0; 14; 115; 116; 97; 116; 115; 47; 115; 111; 97; 107; 116; 101; 115; 116; 50; 50; 56; 54;48; 20; 0; 14; 115; 116; 97; 116; 115; 47; 115; 111; 97; 107; 116; 101; 115; 116; 50; 50; 56; 55;48; 20; 0; 14; 115; 116; 97; 116; 115; 47; 115; 111; 97; 107; 116; 101; 115; 116; 50; 50; 56; 56;48; 20; 0; 14; 115; 116; 97; 116; 115; 47; 115; 111; 97; 107; 116; 101; 115; 116; 50; 50; 56; 57;48; 20; 0; 14; 115; 116; 97; 116; 115; 47; 115; 111; 97; 107; 116; 101; 115; 116; 50; 50; 57; 48; 48; 20; 0; 14; 115; 116; 97; 116; 115; 47; 115; 111; 97; 107; 116; 101; 115; 116; 55; 52; 57; 54;48; 20; 0; 14; 115; 116; 97; 116; 115; 47; 115; 111; 97; 107; 116; 101; 115; 116; 55; 49; 55; 48;48; 20; 0; 14; 115; 116; 97; 116; 115; 47; 115; 111; 97; 107; 116; 101; 115; 116; 55; 52; 57; 55;48; 20; 0; 14; 115; 116; 97; 116; 115; 47; 115; 111; 97; 107; 116; 101; 115; 116; 55; 52; 57; 56;48; 20; 0; 14; 115; 116; 97; 116; 115; 47; 115; 111; 97; 107; 116; 101; 115; 116; 55; 52; 57; 57;48; 20; 0; 14; 115; 116; 97; 116; 115; 47; 115; 111; 97; 107; 116; 101; 115; 116; 55; 53; 48; 48;48; 20; 0; 14; 115; 116; 97; 116; 115; 47; 115; 111; 97; 107; 116; 101; 115; 116; 55; 53; 48; 49; 48; 20; 0; 14; 115; 116; 97; 116; 115; 47; 115; 111; 97; 107; 116; 101; 115; 116; 55; 53; 48; 50;48; 20; 0; 14; 115; 116; 97; 116; 115; 47; 115; 111; 97; 107; 116; 101; 115; 116; 55; 52; 57; 54;48; 20; 0; 14; 115; 116; 97; 116; 115; 47; 115; 111; 97; 107; 116; 101; 115; 116; 55; 52; 49; 52;48; 20;0; 14; 115; 116; 97; 116; 115; 47; 115; 111; 97; 107; 116; 101; 115; 116;55; 52; 57; 55;48; 20; 0; 14; 115; 116; 97; 116; 115; 47; 115; 111; 97; 107; 116; 101; 115; 116; 55; 52; 57; 56;48; 20; 0; 14; 115; 116; 97; 116; 115; 47; 115; 111; 97; 107; 116; 101; 115; 116; 55; 52; 57; 57; 48; 20; 0; 14; 115; 116; 97; 116; 115; 47; 115; 111; 97; 107; 116; 101; 115; 116; 55; 53; 48; 48; 48; 22; 0; 14; 115; 116; 97; 116; 115; 47; 115; 111; 97; 107; 116; 101; 115; 116; 55; 49; 51; 53; 48; 48;48; 22; 0; 14; 115; 116; 97; 116; 115; 47; 115; 111; 97; 107; 116; 101; 115; 116; 55; <text:soft-page-break/>49; 51; 53; 48; 49; 48; 22; 0; 14; 115; 116; 97; 116; 115; 47; 115; 111; 97; 107; 116; 101; 115; 116; 55; 48; 57; 51; 52; 48; 48; 22; 0; 14; 115; 116; 97; 116; 115; 47; 115; 111; 97; 107; 116; 101; 115; 116; 55; 48; 57; 51; 52; 49; 48; 22; 0; 14; 115; 116; 97; 116; 115; 47; 115; 111; 97; 107; 116; 101; 115; 116; 55; 48; 57; 51; 52; 50; 48; 22; 0; 14; 115; 116; 97; 116; 115; 47; 115; 111; 97; 107; 116; 101; 115; 116; 55; 48; 57; 51; 52; 51; 48; 22; 0; 14; 115; 116; 97; 116; 115; 47; 115; 111; 97; 107; 116; 101; 115; 116; 55; 48; 57; 51; 52; 52; 48; 22; 0; 14; 115; 116; 97; 116; 115; 47; 115; 111; 97; 107; 116; 101; 115; 116; 55; 48; 57; 51; 52; 53; <text:s/>48; 22; 0; 14; 115; 116; 97; 116; 115; 47; 115; 111; 97; 107; 116; 101; 115; 116; 55; 48; 57; 51; 52; 54; 48; 22; 0; 14; 115; 116; 97; 116; 115; 47; 115; 111; 97; 107; 116; 101; 115; 116; 55; 48; 57; 51; 52; 55; 48; 22; 0; 14; 115; 116; 97; 116; 115; 47; 115; 111; 97; 107; 116; 101; 115; 116; 55; 48; 57; 51; 52; 56; 48; 22; 0; 14; 115; 116; 97; 116; 115; 47; 115; 111; 97; 107; 116; 101; 115; 116; 55; 48; 57; 51; 52; 57; 48; 22; 0; 14; 115; 116; 97; 116; 115; 47; 115; 111; 97; 107; 116; 101; 115; 116; 55; 48; 57; 51; 53; 48; 48; 22; 0; 14; 115; 116; 97; 116; 115; 47; 115; 111; 97; 107; 116; 101; 115; 116; 55; 48; 57; 51; 53; 49; 48; 22; 0; 14; 115; 116; 97; 116; 115; 47; 115; 111; 97; 107; 116; 101; 115; 116; 55; 48; 57; 51; 53; 50; 48; 22; 0; 14; 115; 116; 97; 116; 115; 47; 115; 111; 97; 107; 116; 101; 115; 116; 55; 48; 57; 51; 53; 51; 48; 22; 0; 14; 115; 116; 97; 116; 115; 47; 115; 111; 97; 107; 116; 101; 115; 116; 55; 48; 57; 51; 53; 52; 48; 22; 0; 14; 115; 116; 97; 116; 115; 47; 115; 111; 97; 107; 116; 101; 115; 116; 55; 48; 57; 51; 53; 53; 48; 22; 0; 14; 115; 116; 97; 116; 115; 47; 115; 111; 97; 107; 116; 101; 115; 116; 55; 48; 57; 51; 53; 54; 48; 22; 0; 14; 115; 116; 97; 116; 115; 47; 115; 111; 97; 107; 116; 101; 115; 116; 55; 48; 57; 51; 53; 55; 48; 22; 0; 14; 115; 116; 97; 116; 115; 47; 115; 111; 97; 107; 116; 101; 115; 116; 55; 48; 57; 51; 53; 56; 48; 22; 0; 14; 115; 116; 97; 116; 115; 47; 115; 111; 97; 107; 116; 101; 115; 116; 55; 48; 57; 51; 53; 57; 48; 22; 0; 14; 115; 116; 97; 116; 115; 47; 115; 111; 97; 107; 116; 101; 115; 116; 55; 48; 57; 51; 54; 48; 48; 22; 0; 14; 115; 116; 97; 116; 115; 47; 115; 111; 97; 107; 116; 101; 115; 116; 55; 48; 57; 51; 54; 49; 48; 22; 0; 14; 115; 116; 97; 116; 115; 47; 115; 111; 97; 107; 116; 101; 115; 116; 55; 48; 57; 51; 54; 50; 48; 22; 0; 14; 115; 116; 97; 116; 115; 47; 115; 111; 97; 107; 116; 101; 115; 116; 55; 48; 57; 51; 54; 51; 48; 22; 0; 14; 115; 116; 97; 116; 115; 47; 115; 111; 97; 107; 116; 101; 115; 116; 55; 48; 57; 51; 54; 52; 48; 22; 0; 14; 115; 116; 97; 116; 115; 47; 115; 111; 97; 107; 116; 101; 115; 116; 54; 50; 53; 55; 53; 54; 48; 22; 0; 14; 115; 116; 97; 116; 115; 47; 115; 111; 97; 107; 116; 101; 115; 116; 53; 48; 53; 55; 55; 57; 48; 22; 0; 14; 115; 116; 97; 116; 115; 47; 115; 111; 97; 107; 116; 101; 115; 116; 53; 48; 53; 55; 56; 48; 48; 22; 0; 14; 115; 116; 97; 116; 115; 47; 115; 111; 97; 107; 116; 101; 115; 116; 49; 55; 50; 51; 52; 53; 48; 22; 0; 14; 115; 116; 97; 116; 115; 47; 115; 111; 97; 107; 116; 101; 115; 116; 49; 55; 50; 51; 52; 54; 48; 38; 0; 29; 36; 83; 89; 83; 47; 98; 114; 111; 107; 101; 114; 47; 109; 101; 115; 115; 97; 103; 101; 115; 47; 114; 101; 99; 101; 105; 118; 101; 100; 50; 56; 54; 54; 48; 54; 54; 50; 36; 0; 25; 36; 83; 89; 83; 47; 98; 114; 111; 107; 101; 114; 47; 109; 101; 115; 115; 97; 103; 101; 115; 47; 115; 101; 110; 116; 2; 117; 50; 56; 54; 54; 52; 53; 57; 50; 48; 0; 37; 36; 83; 89; 83; 47; 98; 114; 111; 107; 101; 114; 47; 112; 117; 98; 108; 105; 115; 104; 47; 109; 101; 115; 115; 97; 103; 101; 115; 47; 114; 101; 99; 101; 105; 118; 101; 100; 2; 118; 50; 56; 54; 51; 52; 55; 52; 50; 44; 0; 33; 36; 83; 89; 83; 47; 98; 114; 111; 107; 101; 114; 47; 112; 117; 98; 108; 105; 115; 104; 47; 109; 101; 115; 115; 97; 103; 101; 115; 47; 115; 101; 110; 116; 2; 119; 50; 56; 54; 53; 51; 56; 55; 50; 38; 0; 26; 36; 83; 89; 83; 47; 98; 114; 111; 107; 101; 114; 47; 98; 121; 116; 101; 115; 47; 114; 101; 99; 101; 105; 118; 101; 100; 2; 120; 54; 55; 49; 53; 49; 51; 51; 53; 52; 34; 0; 22; 36; 83; 89; 83; 47; 98; 114; 111; 107; 101; 114; 47; 98; 121; 116; 101; 115; 47; 115; 101; 110; 116; 2; 121; 54; 55; 50; 50; 55; 51; 50; 57; 48; 22; 0; 14; 115; 116; 97; 116; 115; 47; 115; 111; 97; 107; 116; 101; 115; 116; 55; 49; 56; 53; 54; 54; 48; 22; 0; 14; 115; 116; 97; 116; 115; 47; 115; 111; 97; 107; 116; 101; 115; 116; 55; 49; 56; 53; 54; 55<text:span text:style-name="T1">] </text:span></text:p>
      <text:p text:style-name="P4"/>
      <text:p text:style-name="P2">let <text:span text:style-name="T2">ary</text:span> : Array<text:span text:style-name="T2">[Array[</text:span>U8<text:span text:style-name="T2">]</text:span>] val = Array<text:span text:style-name="T2">[Array[</text:span>U8<text:span text:style-name="T2">]</text:span>]</text:p>
      <text:p text:style-name="P6"><text:span text:style-name="T3"/></text:p>
      <text:p text:style-name="P3"><text:span text:style-name="T3">ary.push([48;20;0;14;115;116;97;116;115;47;115;111;97;107;116;101;115;116;50;50;56;51])</text:span></text:p>
      <text:p text:style-name="P3"><text:span text:style-name="T3">ary.push([48; 20; 0; 14; 115; 116; 97; 116; 115; 47; 115; 111; 97; 107; 116; 101; 115; 116; 50; 50; 56; 51])</text:span></text:p>
      <text:p text:style-name="P3"><text:span text:style-name="T3">ary.push([48; 19; 0; 14; 115; 116; 97; 116; 115; 47; 115; 111; 97; 107; 116; 101; 115; 116; 52; 55; 55])</text:span></text:p>
      <text:p text:style-name="P3"><text:span text:style-name="T3">ary.push([48; 20])</text:span></text:p>
      <text:p text:style-name="P3"><text:span text:style-name="T3">ary.push([0; 14; 115; 116; 97; 116; 115; 47; 115; 111; 97; 107; 116; 101; 115; 116; 50; 50; 56; 52])</text:span></text:p>
      <text:p text:style-name="P3"><text:span text:style-name="T3">ary.push([48; 20; 0; 14; 115; 116; 97; 116; 115; 47; 115; 111; 97; 107; 116; 101; 115; 116; 50; 50; 56; 53])</text:span></text:p>
      <text:p text:style-name="P3"><text:span text:style-name="T3">ary.push([48; 20; 0; 14; 115; 116; 97; 116; 115; 47; 115; 111; 97; 107; 116; 101; 115; 116; 50; 50; 56; 54])</text:span></text:p>
      <text:p text:style-name="P3"><text:span text:style-name="T3">ary.push([48; 20; 0; 14; 115; 116; 97; 116; 115; 47; 115; 111; 97; 107; 116; 101; 115; 116; 50; 50; 56; 55])</text:span></text:p>
      <text:p text:style-name="P3"><text:span text:style-name="T3">ary.push([48; 20; 0; 14; 115; 116; 97; 116; 115; 47; 115; 111; 97; 107; 116; 101; 115; 116; 50; 50; 56; 56])</text:span></text:p>
      <text:p text:style-name="P3"><text:span text:style-name="T3">ary.push([48; 20; 0; 14; 115; 116; 97; 116; 115; 47; 115; 111; 97; 107; 116; 101; 115; 116; 50; 50; 56; 57])</text:span></text:p>
      <text:p text:style-name="P3"><text:span text:style-name="T3">ary.push([48; 20; 0; 14; 115; 116])</text:span></text:p>
      <text:p text:style-name="P3"><text:span text:style-name="T3">ary.push([ 97; 116; 115; 47; 115; 111; 97; 107; 116; 101; 115; 116; 50; 50; 57; 48])</text:span></text:p>
      <text:p text:style-name="P3"><text:span text:style-name="T3">ary.push([48; 20; 0; 14; 115; 116; 97; 116; 115; 47; 115; 111; 97; 107; 116; 101; 115; 116; 50; 50; 57; 49])</text:span></text:p>
      <text:p text:style-name="P3"><text:span text:style-name="T3">ary.push([48; 20; 0; 14; 115; 116; 97; 116; 115; 47; 115; 111; 97; 107; 116; 101; 115; 116; 50; 50; 57; 50])</text:span></text:p>
      <text:p text:style-name="P3"><text:span text:style-name="T3">ary.push([48; 20])</text:span></text:p>
      <text:p text:style-name="P3"><text:span text:style-name="T3">ary.push([ 0; 14; 115; 116; 97; 116; 115; 47; 115; 111; 97; 107; 116; 101; 115; 116; 55; 52; 57; 54])</text:span></text:p>
      <text:p text:style-name="P3"><text:span text:style-name="T3">ary.push([48; 20; 0; 14; 115; 116; 97; 116; 115; 47; 115; 111; 97; 107; 116; 101; 115; 116; 55; 51; 57; 50])</text:span></text:p>
      <text:p text:style-name="P3"><text:span text:style-name="T3">ary.push([48; 20; 0; 14; 115; 116; 97; 116; 115; 47; 115; 111; 97; 107; 116; 101; 115; 116; 55; 51; 57; 51])</text:span></text:p>
      <text:p text:style-name="P3"><text:span text:style-name="T3">ary.push([48])</text:span></text:p>
      <text:p text:style-name="P3"><text:span text:style-name="T3">ary.push([20; 0; 14; 115; 116; 97; 116; 115; 47; 115; 111; 97; 107; 116; 101; 115; 116; 55; 52; 57; 55])</text:span></text:p>
      <text:p text:style-name="P3"><text:span text:style-name="T3">ary.push([48; 20; 0; 14; 115; 116; 97; 116; 115; 47; 115; 111; 97; 107; 116; 101; 115; 116; 55; 52; 57; 56])</text:span></text:p>
      <text:p text:style-name="P3"><text:span text:style-name="T3">ary.push([48; 20; 0; 14; 115; 116; 97; 116; 115; 47; 115; 111; 97; 107; 116; 101; 115; 116; 55; 52; 57; 57])</text:span></text:p>
      <text:p text:style-name="P3"><text:span text:style-name="T3">ary.push([48; 20; 0; 14])</text:span></text:p>
      <text:p text:style-name="P3"><text:span text:style-name="T3">ary.push([115; 116; 97; 116; 115; 47; 115; 111; 97; 107; 116; 101; 115; 116; 55; 53; 48; 48])</text:span></text:p>
      <text:p text:style-name="P3"><text:span text:style-name="T3">ary.push([48; 20; 0; 14; 115; 116; 97; 116; 115; 47; 115; 111; 97; 107; 116; 101; 115; 116; 55; 53; 48; 49])</text:span></text:p>
      <text:p text:style-name="P3"><text:span text:style-name="T3">ary.push([48; 20; 0; 14; 115; 116; 97; 116; 115; 47; 115; 111; 97; 107; 116; 101; 115; 116; 55; 53; 48; 50])</text:span></text:p>
      <text:p text:style-name="P3"><text:span text:style-name="T3">ary.push([48; 20; 0; 14; 115; 116; 97; 116; 115; 47; 115; 111; 97; 107; 116; 101; 115; 116; 55; 53; 48; 51])</text:span></text:p>
      <text:p text:style-name="P3"><text:span text:style-name="T3">ary.push([48; 20; 0; 14; 115; 116; 97; 116; 115; 47; 115; 111; 97; 107; 116; 101; 115; 116; 55; 53; 48; 52])</text:span></text:p>
      <text:p text:style-name="P3"><text:span text:style-name="T3">ary.push([48; 20; 0; 14; 115; 116; 97; 116; 115; 47; 115; 111; 97; 107; 116; 101; 115; 116; 55; 53; 48; 53])</text:span></text:p>
      <text:p text:style-name="P3"><text:span text:style-name="T3">ary.push([48; 20; 0; 14])</text:span></text:p>
      <text:p text:style-name="P3"><text:span text:style-name="T3">ary.push([ 115; 116; 97; 116; 115; 47; 115; 111; 97; 107; 116; 101; 115; 116; 55; 53; 48; 54])</text:span></text:p>
      <text:p text:style-name="P3"><text:soft-page-break/><text:span text:style-name="T3">ary.push([48; 20; 0; 14; 115; 116; 97; 116; 115; 47; 115; 111; 97; 107; 116; 101; 115; 116; 50; 50; 56; 51])</text:span></text:p>
      <text:p text:style-name="P3"><text:span text:style-name="T3">ary.push([48; 20; 0; 14; 115; 116; 97; 116; 115; 47; 115; 111; 97; 107; 116; 101; 115; 116; 50; 48; 51; 52])</text:span></text:p>
      <text:p text:style-name="P3"><text:span text:style-name="T3">ary.push([48; 20; 0; 14; 115; 116; 97; 116; 115; 47; 115; 111; 97; 107; 116; 101; 115; 116; 50; 50; 56; 52])</text:span></text:p>
      <text:p text:style-name="P3"><text:span text:style-name="T3">ary.push([48; 20; 0; 14; 115; 116; 97; 116; 115; 47; 115; 111; 97; 107; 116; 101; 115; 116; 50; 50; 56; 53])</text:span></text:p>
      <text:p text:style-name="P3"><text:span text:style-name="T3">ary.push([48; 20; 0; 14; 115; 116; 97; 116; 115; 47; 115])</text:span></text:p>
      <text:p text:style-name="P3"><text:span text:style-name="T3">ary.push([ 111; 97; 107; 116; 101; 115; 116; 50; 50; 56; 54])</text:span></text:p>
      <text:p text:style-name="P3"><text:span text:style-name="T3">ary.push([48; 20; 0; 14; 115; 116; 97; 116; 115; 47; 115; 111; 97; 107; 116; 101; 115; 116; 50; 50; 56; 55])</text:span></text:p>
      <text:p text:style-name="P3"><text:span text:style-name="T3">ary.push([48; 20; 0; 14; 115; 116; 97; 116; 115; 47; 115; 111; 97; 107; 116; 101; 115; 116; 50; 50; 56; 56])</text:span></text:p>
      <text:p text:style-name="P3"><text:span text:style-name="T3">ary.push([48; 20; 0; 14])</text:span></text:p>
      <text:p text:style-name="P3"><text:span text:style-name="T3">ary.push([115; 116; 97; 116; 115; 47; 115; 111; 97; 107; 116; 101; 115; 116; 50; 50; 56; 57])</text:span></text:p>
      <text:p text:style-name="P3"><text:span text:style-name="T3">ary.push([48; 20; 0; 14; 115; 116; 97; 116; 115; 47; 115; 111; 97; 107; 116; 101; 115; 116; 50; 50; 57; 48])</text:span></text:p>
      <text:p text:style-name="P3"><text:span text:style-name="T3">ary.push([48; 20; 0; 14; 115; 116; 97; 116; 115; 47; 115; 111; 97; 107; 116; 101; 115; 116; 50; 50; 57; 49])</text:span></text:p>
      <text:p text:style-name="P3"><text:span text:style-name="T3">ary.push([48; 20; 0; 14; 115; 116; 97; 116; 115; 47; 115; 111; 97; 107; 116; 101; 115; 116; 50; 50; 57; 50])</text:span></text:p>
      <text:p text:style-name="P3"><text:span text:style-name="T3">ary.push([48; 20; 0; 14; 115; 116; 97; 116; 115; 47; 115; 111; 97; 107; 116; 101; 115; 116; 55; 52; 57; 54])</text:span></text:p>
      <text:p text:style-name="P3"><text:span text:style-name="T3">ary.push([48; 20; 0; 14; 115; 116])</text:span></text:p>
      <text:p text:style-name="P3"><text:span text:style-name="T3">ary.push([ 97; 116; 115; 47; 115; 111; 97; 107; 116; 101; 115; 116; 54; 55; 51; 52])</text:span></text:p>
      <text:p text:style-name="P3"><text:span text:style-name="T3">ary.push([48; 20; 0; 14; 115; 116; 97; 116; 115; 47; 115; 111; 97; 107; 116; 101; 115; 116; 55; 52; 57; 55])</text:span></text:p>
      <text:p text:style-name="P3"><text:span text:style-name="T3">ary.push([48; 20; 0; 14; 115; 116; 97; 116; 115; 47; 115; 111; 97; 107; 116; 101; 115; 116; 55; 52; 57; 56])</text:span></text:p>
      <text:p text:style-name="P3"><text:span text:style-name="T3">ary.push([48; 20])</text:span></text:p>
      <text:p text:style-name="P3"><text:span text:style-name="T3">ary.push([0; 14; 115; 116; 97; 116; 115; 47; 115; 111; 97; 107; 116; 101; 115; 116; 55; 52; 57; 57])</text:span></text:p>
      <text:p text:style-name="P3"><text:span text:style-name="T3">ary.push([48; 20; 0; 14; 115; 116; 97; 116; 115; 47; 115; 111; 97; 107; 116; 101; 115; 116; 55; 53; 48; 48])</text:span></text:p>
      <text:p text:style-name="P3"><text:span text:style-name="T3">ary.push([48; 20; 0; 14; 115; 116; 97; 116; 115; 47; 115; 111; 97; 107; 116; 101; 115; 116; 55; 53; 48; 49])</text:span></text:p>
      <text:p text:style-name="P3"><text:span text:style-name="T3">ary.push([48; 20; 0; 14; 115; 116; 97; 116; 115; 47; 115; 111; 97; 107; 116; 101; 115; 116; 55; 53; 48; 50])</text:span></text:p>
      <text:p text:style-name="P3"><text:span text:style-name="T3">ary.push([48; 20; 0; 14; 115; 116; 97; 116; 115; 47; 115; 111; 97; 107; 116; 101; 115; 116; 50; 50; 56; 51])</text:span></text:p>
      <text:p text:style-name="P3"><text:span text:style-name="T3">ary.push([48; 17; 0; 14; 115; 116; 97; 116; 115; 47; 115; 111; 97; 107; 116; 101; 115; 116; 48])</text:span></text:p>
      <text:p text:style-name="P3"><text:span text:style-name="T3">ary.push([48; 20; 0; 14; 115; 116; 97; 116; 115; 47; 115; 111; 97; 107; 116; 101; 115; 116; 50; 50; 56; 52])</text:span></text:p>
      <text:p text:style-name="P3"><text:span text:style-name="T3">ary.push([48; 20])</text:span></text:p>
      <text:p text:style-name="P3"><text:span text:style-name="T3">ary.push([0; 14; 115; 116; 97; 116; 115; 47; 115; 111; 97; 107; 116; 101; 115; 116; 50; 50; 56; 53])</text:span></text:p>
      <text:p text:style-name="P3"><text:span text:style-name="T3">ary.push([48; 20; 0; 14; 115; 116; 97; 116; 115; 47; 115; 111; 97; 107; 116; 101; 115; 116; 50; 50; 56; 54])</text:span></text:p>
      <text:p text:style-name="P3"><text:span text:style-name="T3">ary.push([48; 20; 0; 14; 115; 116; 97; 116; 115; 47; 115; 111; 97; 107; 116; 101; 115; 116; 50; 50; 56; 55])</text:span></text:p>
      <text:p text:style-name="P3"><text:span text:style-name="T3">ary.push([48; 20; 0; 14; 115])</text:span></text:p>
      <text:p text:style-name="P3"><text:span text:style-name="T3">ary.push([ 116; 97; 116; 115; 47; 115; 111; 97; 107; 116; 101; 115; 116; 50; 50; 56; 56])</text:span></text:p>
      <text:p text:style-name="P3"><text:span text:style-name="T3">ary.push([48; 20; 0; 14; 115; 116; 97; 116; 115; 47; 115; 111; 97; 107; 116; 101; 115; 116; 50; 50; 56; 57])</text:span></text:p>
      <text:p text:style-name="P3"><text:soft-page-break/><text:span text:style-name="T3">ary.push([48; 20; 0; 14; 115; 116; 97; 116; 115; 47; 115; 111; 97; 107; 116; 101; 115; 116; 50; 50; 57; 48])</text:span></text:p>
      <text:p text:style-name="P3"><text:span text:style-name="T3">ary.push([48; 20; 0; 14; 115; 116; 97; 116; 115; 47; 115; 111; 97; 107; 116; 101; 115; 116; 55; 52; 57; 54])</text:span></text:p>
      <text:p text:style-name="P3"><text:span text:style-name="T3">ary.push([48; 20; 0; 14; 115; 116; 97; 116; 115; 47; 115; 111; 97; 107; 116; 101; 115; 116; 55; 49; 55; 48])</text:span></text:p>
      <text:p text:style-name="P3"><text:span text:style-name="T3">ary.push([48; 20; 0; 14; 115; 116; 97; 116; 115; 47; 115; 111; 97; 107; 116; 101; 115; 116; 55; 52; 57; 55])</text:span></text:p>
      <text:p text:style-name="P3"><text:span text:style-name="T3">ary.push([48])</text:span></text:p>
      <text:p text:style-name="P3"><text:span text:style-name="T3">ary.push([ 20; 0; 14; 115; 116; 97; 116; 115; 47; 115; 111; 97; 107; 116; 101; 115; 116; 55; 52; 57; 56])</text:span></text:p>
      <text:p text:style-name="P3"><text:span text:style-name="T3">ary.push([48; 20; 0; 14; 115; 116; 97; 116; 115; 47; 115; 111; 97; 107; 116; 101; 115; 116; 55; 52; 57; 57])</text:span></text:p>
      <text:p text:style-name="P3"><text:span text:style-name="T3">ary.push([48; 20; 0; 14; 115; 116; 97; 116; 115; 47; 115; 111; 97; 107; 116; 101; 115; 116; 55; 53; 48; 48])</text:span></text:p>
      <text:p text:style-name="P3"><text:span text:style-name="T3">ary.push([48; 20; 0; 14; 115; 116])</text:span></text:p>
      <text:p text:style-name="P3"><text:span text:style-name="T3">ary.push([ 97; 116; 115; 47; 115; 111; 97; 107; 116; 101; 115; 116; 55; 53; 48; 49])</text:span></text:p>
      <text:p text:style-name="P3"><text:span text:style-name="T3">ary.push([48; 20; 0; 14; 115; 116; 97; 116; 115; 47; 115; 111; 97; 107; 116; 101; 115; 116; 55; 53; 48; 50])</text:span></text:p>
      <text:p text:style-name="P3"><text:span text:style-name="T3">ary.push([48; 20; 0; 14; 115; 116; 97; 116; 115; 47; 115; 111; 97; 107; 116; 101; 115; 116; 55; 52; 57; 54])</text:span></text:p>
      <text:p text:style-name="P3"><text:span text:style-name="T3">ary.push([48; 20; 0; 14; 115; 116; 97; 116; 115; 47; 115; 111])</text:span></text:p>
      <text:p text:style-name="P3"><text:span text:style-name="T3">ary.push([ 97; 107; 116; 101; 115])</text:span></text:p>
      <text:p text:style-name="P3"><text:span text:style-name="T3">ary.push([ 116; 55; 52; 49; 52])</text:span></text:p>
      <text:p text:style-name="P3"><text:span text:style-name="T3">ary.push([48; 20; 0; 14; 115; 116; 97; 116; 115; 47; 115; 111; 97; 107; 116; 101; 115; 116; 55; 52; 57; 55])</text:span></text:p>
      <text:p text:style-name="P3"><text:span text:style-name="T3">ary.push([48; 20; 0; 14; 115; 116; 97; 116; 115; 47; 115; 111; 97; 107; 116; 101; 115; 116; 55; 52; 57; 56])</text:span></text:p>
      <text:p text:style-name="P3"><text:span text:style-name="T3">ary.push([48; 20; 0; 14])</text:span></text:p>
      <text:p text:style-name="P3"><text:span text:style-name="T3">ary.push([ 115; 116; 97; 116; 115; 47; 115])</text:span></text:p>
      <text:p text:style-name="P3"><text:span text:style-name="T3">ary.push([ 111; 97; 107; 116; 101; 115; 116; 55; 52])</text:span></text:p>
      <text:p text:style-name="P3"><text:span text:style-name="T3">ary.push([ 57; 57])</text:span></text:p>
      <text:p text:style-name="P3"><text:span text:style-name="T3">ary.push([48; 20; 0; 14; 115; 116; 97; 116])</text:span></text:p>
      <text:p text:style-name="P3"><text:span text:style-name="T3">ary.push([ 115; 47; 115; 111; 97; 107; 116; 101; 115; 116; 55; 53; 48; 48])</text:span></text:p>
      <text:p text:style-name="P3"><text:span text:style-name="T3">ary.push([_data)</text:span></text:p>
      <text:p text:style-name="P3"><text:span text:style-name="T3">ary.push([51; 36; 0; 31; 36; 83; 89; 83])</text:span></text:p>
      <text:p text:style-name="P3"><text:span text:style-name="T3">ary.push([ 47; 98; 114; 111; 107; 101; 114; 47; 115; 117; 98; 115; 99; 114; 105; 112; 116; 105; 111; 110; 115; 47; 99; 111; 117; 110; 116; 0; 1; 48])</text:span></text:p>
      <text:p text:style-name="P3"><text:span text:style-name="T3">ary.push([144; 3; 0])</text:span></text:p>
      <text:p text:style-name="P3"><text:span text:style-name="T3">ary.push([ 2; 1])</text:span></text:p>
      <text:p text:style-name="P3"><text:span text:style-name="T3">ary.push([51; 43; 0; 34; 36; 83; 89; 83; 47; 98])</text:span></text:p>
      <text:p text:style-name="P3"><text:span text:style-name="T3">ary.push([ 114; 111; 107; 101; 114; 47; 108; 111; 97; 100; 47; 112; 117; 98; 108; 105; 115; 104; 47; 115; 101; 110; 116; 47; 49; 109; 105; 110; 0; 2; 49; 50; 46; 54; 51])</text:span></text:p>
      <text:p text:style-name="P3"><text:span text:style-name="T3">ary.push([144; 3; 0; 3; 1])</text:span></text:p>
      <text:p text:style-name="P3"><text:span text:style-name="T3">ary.push([51; 46; 0; 36; 36; 83; 89; 83; 47; 98])</text:span></text:p>
      <text:p text:style-name="P3"><text:soft-page-break/><text:span text:style-name="T3">ary.push([114; 111; 107; 101; 114; 47; 108; 111; 97; 100; 47; 98; 121; 116; 101; 115; 47; 114; 101; 99; 101; 105; 118; 101; 100; 47; 49; 109; 105; 110; 0; 3; 53; 48; 50; 46; 54; 51])</text:span></text:p>
      <text:p text:style-name="P6"><text:span text:style-name="T3"/></text:p>
      <text:p text:style-name="P6"><text:span text:style-name="T3"/></text:p>
      <text:p text:style-name="P3"><text:span text:style-name="T3">ary.push([48;20;0;14;115;116;97;116;115;47;115;111;97;107;116;101;115;116;50;50;56;51])</text:span></text:p>
      <text:p text:style-name="P3"><text:span text:style-name="T3">ary.push([48; 20; 0; 14; 115; 116; 97; 116; 115; 47; 115; 111; 97; 107; 116; 101; 115; 116; 50; 50; 56; 51])</text:span></text:p>
      <text:p text:style-name="P3"><text:span text:style-name="T3">ary.push([48; 19; 0; 14; 115; 116; 97; 116; 115; 47; 115; 111; 97; 107; 116; 101; 115; 116; 52; 55; 55])</text:span></text:p>
      <text:p text:style-name="P3"><text:span text:style-name="T3">ary.push([48; 20; 0; 14; 115; 116; 97; 116; 115; 47; 115; 111; 97; 107; 116; 101; 115; 116; 50; 50; 56; 52])</text:span></text:p>
      <text:p text:style-name="P3"><text:span text:style-name="T3">ary.push([48; 20; 0; 14; 115; 116; 97; 116; 115; 47; 115; 111; 97; 107; 116; 101; 115; 116; 50; 50; 56; 53])</text:span></text:p>
      <text:p text:style-name="P3"><text:span text:style-name="T3">ary.push([48; 20; 0; 14; 115; 116; 97; 116; 115; 47; 115; 111; 97; 107; 116; 101; 115; 116; 50; 50; 56; 54])</text:span></text:p>
      <text:p text:style-name="P3"><text:span text:style-name="T3">ary.push([48; 20; 0; 14; 115; 116; 97; 116; 115; 47; 115; 111; 97; 107; 116; 101; 115; 116; 50; 50; 56; 55])</text:span></text:p>
      <text:p text:style-name="P3"><text:span text:style-name="T3">ary.push([48; 20; 0; 14; 115; 116; 97; 116; 115; 47; 115; 111; 97; 107; 116; 101; 115; 116; 50; 50; 56; 56])</text:span></text:p>
      <text:p text:style-name="P3"><text:span text:style-name="T3">ary.push([48; 20; 0; 14; 115; 116; 97; 116; 115; 47; 115; 111; 97; 107; 116; 101; 115; 116; 50; 50; 56; 57])</text:span></text:p>
      <text:p text:style-name="P3"><text:span text:style-name="T3">ary.push([48; 20; 0; 14; 115; 116; 97; 116; 115; 47; 115; 111; 97; 107; 116; 101; 115; 116; 50; 50; 57; 48])</text:span></text:p>
      <text:p text:style-name="P3"><text:span text:style-name="T3">ary.push([48; 20; 0; 14; 115; 116; 97; 116; 115; 47; 115; 111; 97; 107; 116; 101; 115; 116; 50; 50; 57; 49])</text:span></text:p>
      <text:p text:style-name="P3"><text:span text:style-name="T3">ary.push([48; 20; 0; 14; 115; 116; 97; 116; 115; 47; 115; 111; 97; 107; 116; 101; 115; 116; 50; 50; 57; 50])</text:span></text:p>
      <text:p text:style-name="P3"><text:span text:style-name="T3">ary.push([48; 20; 0; 14; 115; 116; 97; 116; 115; 47; 115; 111; 97; 107; 116; 101; 115; 116; 55; 52; 57; 54])</text:span></text:p>
      <text:p text:style-name="P3"><text:span text:style-name="T3">ary.push([48; 20; 0; 14; 115; 116; 97; 116; 115; 47; 115; 111; 97; 107; 116; 101; 115; 116; 55; 51; 57; 50])</text:span></text:p>
      <text:p text:style-name="P3"><text:span text:style-name="T3">ary.push([48; 20; 0; 14; 115; 116; 97; 116; 115; 47; 115; 111; 97; 107; 116; 101; 115; 116; 55; 51; 57; 51])</text:span></text:p>
      <text:p text:style-name="P3"><text:span text:style-name="T3">ary.push([48; 20; 0; 14; 115; 116; 97; 116; 115; 47; 115; 111; 97; 107; 116; 101; 115; 116; 55; 52; 57; 55])</text:span></text:p>
      <text:p text:style-name="P3"><text:span text:style-name="T3">ary.push([48; 20; 0; 14; 115; 116; 97; 116; 115; 47; 115; 111; 97; 107; 116; 101; 115; 116; 55; 52; 57; 56])</text:span></text:p>
      <text:p text:style-name="P3"><text:span text:style-name="T3">ary.push([48; 20; 0; 14; 115; 116; 97; 116; 115; 47; 115; 111; 97; 107; 116; 101; 115; 116; 55; 52; 57; 57])</text:span></text:p>
      <text:p text:style-name="P3"><text:span text:style-name="T3">ary.push([48; 20; 0; 14; 115; 116; 97; 116; 115; 47; 115; 111; 97; 107; 116; 101; 115; 116; 55; 53; 48; 48])</text:span></text:p>
      <text:p text:style-name="P3"><text:span text:style-name="T3">ary.push([48; 20; 0; 14; 115; 116; 97; 116; 115; 47; 115; 111; 97; 107; 116; 101; 115; 116; 55; 53; 48; 49])</text:span></text:p>
      <text:p text:style-name="P3"><text:span text:style-name="T3">ary.push([48; 20; 0; 14; 115; 116; 97; 116; 115; 47; 115; 111; 97; 107; 116; 101; 115; 116; 55; 53; 48; 50])</text:span></text:p>
      <text:p text:style-name="P3"><text:span text:style-name="T3">ary.push([48; 20; 0; 14; 115; 116; 97; 116; 115; 47; 115; 111; 97; 107; 116; 101; 115; 116; 55; 53; 48; 51])</text:span></text:p>
      <text:p text:style-name="P3"><text:span text:style-name="T3">ary.push([48; 20; 0; 14; 115; 116; 97; 116; 115; 47; 115; 111; 97; 107; 116; 101; 115; 116; 55; 53; 48; 52])</text:span></text:p>
      <text:p text:style-name="P3"><text:span text:style-name="T3">ary.push([48; 20; 0; 14; 115; 116; 97; 116; 115; 47; 115; 111; 97; 107; 116; 101; 115; 116; 55; 53; 48; 53])</text:span></text:p>
      <text:p text:style-name="P3"><text:span text:style-name="T3">ary.push([48; 20; 0; 14; 115; 116; 97; 116; 115; 47; 115; 111; 97; 107; 116; 101; 115; 116; 55; 53; 48; 54])</text:span></text:p>
      <text:p text:style-name="P3"><text:span text:style-name="T3">ary.push([48; 20; 0; 14; 115; 116; 97; 116; 115; 47; 115; 111; 97; 107; 116; 101; 115; 116; 50; 50; 56; 51])</text:span></text:p>
      <text:p text:style-name="P3"><text:span text:style-name="T3">ary.push([48; 20; 0; 14; 115; 116; 97; 116; 115; 47; 115; 111; 97; 107; 116; 101; 115; 116; 50; 48; 51; 52])</text:span></text:p>
      <text:p text:style-name="P3"><text:span text:style-name="T3">ary.push([48; 20; 0; 14; 115; 116; 97; 116; 115; 47; 115; 111; 97; 107; 116; 101; 115; 116; 50; 50; 56; 52])</text:span></text:p>
      <text:p text:style-name="P3"><text:span text:style-name="T3">ary.push([48; 20; 0; 14; 115; 116; 97; 116; 115; 47; 115; 111; 97; 107; 116; 101; 115; 116; 50; 50; 56; 53])</text:span></text:p>
      <text:p text:style-name="P3"><text:soft-page-break/><text:span text:style-name="T3">ary.push([48; 20; 0; 14; 115; 116; 97; 116; 115; 47; 115; 111; 97; 107; 116; 101; 115; 116; 50; 50; 56; 54])</text:span></text:p>
      <text:p text:style-name="P3"><text:span text:style-name="T3">ary.push([48; 20; 0; 14; 115; 116; 97; 116; 115; 47; 115; 111; 97; 107; 116; 101; 115; 116; 50; 50; 56; 55])</text:span></text:p>
      <text:p text:style-name="P3"><text:span text:style-name="T3">ary.push([48; 20; 0; 14; 115; 116; 97; 116; 115; 47; 115; 111; 97; 107; 116; 101; 115; 116; 50; 50; 56; 56])</text:span></text:p>
      <text:p text:style-name="P3"><text:span text:style-name="T3">ary.push([48; 20; 0; 14; 115; 116; 97; 116; 115; 47; 115; 111; 97; 107; 116; 101; 115; 116; 50; 50; 56; 57])</text:span></text:p>
      <text:p text:style-name="P3"><text:span text:style-name="T3">ary.push([48; 20; 0; 14; 115; 116; 97; 116; 115; 47; 115; 111; 97; 107; 116; 101; 115; 116; 50; 50; 57; 48])</text:span></text:p>
      <text:p text:style-name="P3"><text:span text:style-name="T3">ary.push([48; 20; 0; 14; 115; 116; 97; 116; 115; 47; 115; 111; 97; 107; 116; 101; 115; 116; 50; 50; 57; 49])</text:span></text:p>
      <text:p text:style-name="P3"><text:span text:style-name="T3">ary.push([48; 20; 0; 14; 115; 116; 97; 116; 115; 47; 115; 111; 97; 107; 116; 101; 115; 116; 50; 50; 57; 50])</text:span></text:p>
      <text:p text:style-name="P3"><text:span text:style-name="T3">ary.push([48; 20; 0; 14; 115; 116; 97; 116; 115; 47; 115; 111; 97; 107; 116; 101; 115; 116; 55; 52; 57; 54])</text:span></text:p>
      <text:p text:style-name="P3"><text:span text:style-name="T3">ary.push([48; 20; 0; 14; 115; 116; 97; 116; 115; 47; 115; 111; 97; 107; 116; 101; 115; 116; 54; 55; 51; 52])</text:span></text:p>
      <text:p text:style-name="P3"><text:span text:style-name="T3">ary.push([48; 20; 0; 14; 115; 116; 97; 116; 115; 47; 115; 111; 97; 107; 116; 101; 115; 116; 55; 52; 57; 55])</text:span></text:p>
      <text:p text:style-name="P3"><text:span text:style-name="T3">ary.push([48; 20; 0; 14; 115; 116; 97; 116; 115; 47; 115; 111; 97; 107; 116; 101; 115; 116; 55; 52; 57; 56])</text:span></text:p>
      <text:p text:style-name="P3"><text:span text:style-name="T3">ary.push([48; 20; 0; 14; 115; 116; 97; 116; 115; 47; 115; 111; 97; 107; 116; 101; 115; 116; 55; 52; 57; 57])</text:span></text:p>
      <text:p text:style-name="P3"><text:span text:style-name="T3">ary.push([48; 20; 0; 14; 115; 116; 97; 116; 115; 47; 115; 111; 97; 107; 116; 101; 115; 116; 55; 53; 48; 48])</text:span></text:p>
      <text:p text:style-name="P3"><text:span text:style-name="T3">ary.push([48; 20; 0; 14; 115; 116; 97; 116; 115; 47; 115; 111; 97; 107; 116; 101; 115; 116; 55; 53; 48; 49])</text:span></text:p>
      <text:p text:style-name="P3"><text:span text:style-name="T3">ary.push([48; 20; 0; 14; 115; 116; 97; 116; 115; 47; 115; 111; 97; 107; 116; 101; 115; 116; 55; 53; 48; 50])</text:span></text:p>
      <text:p text:style-name="P3"><text:span text:style-name="T3">ary.push([48; 20; 0; 14; 115; 116; 97; 116; 115; 47; 115; 111; 97; 107; 116; 101; 115; 116; 50; 50; 56; 51])</text:span></text:p>
      <text:p text:style-name="P3"><text:span text:style-name="T3">ary.push([48; 17; 0; 14; 115; 116; 97; 116; 115; 47; 115; 111; 97; 107; 116; 101; 115; 116; 48])</text:span></text:p>
      <text:p text:style-name="P3"><text:span text:style-name="T3">ary.push([48; 20; 0; 14; 115; 116; 97; 116; 115; 47; 115; 111; 97; 107; 116; 101; 115; 116; 50; 50; 56; 52])</text:span></text:p>
      <text:p text:style-name="P3"><text:span text:style-name="T3">ary.push([48; 20; 0; 14; 115; 116; 97; 116; 115; 47; 115; 111; 97; 107; 116; 101; 115; 116; 50; 50; 56; 53])</text:span></text:p>
      <text:p text:style-name="P3"><text:span text:style-name="T3">ary.push([48; 20; 0; 14; 115; 116; 97; 116; 115; 47; 115; 111; 97; 107; 116; 101; 115; 116; 50; 50; 56; 54])</text:span></text:p>
      <text:p text:style-name="P3"><text:span text:style-name="T3">ary.push([48; 20; 0; 14; 115; 116; 97; 116; 115; 47; 115; 111; 97; 107; 116; 101; 115; 116; 50; 50; 56; 55])</text:span></text:p>
      <text:p text:style-name="P3"><text:span text:style-name="T3">ary.push([48; 20; 0; 14; 115; 116; 97; 116; 115; 47; 115; 111; 97; 107; 116; 101; 115; 116; 50; 50; 56; 56])</text:span></text:p>
      <text:p text:style-name="P3"><text:span text:style-name="T3">ary.push([48; 20; 0; 14; 115; 116; 97; 116; 115; 47; 115; 111; 97; 107; 116; 101; 115; 116; 50; 50; 56; 57])</text:span></text:p>
      <text:p text:style-name="P3"><text:span text:style-name="T3">ary.push([48; 20; 0; 14; 115; 116; 97; 116; 115; 47; 115; 111; 97; 107; 116; 101; 115; 116; 50; 50; 57; 48])</text:span></text:p>
      <text:p text:style-name="P3"><text:span text:style-name="T3">ary.push([48; 20; 0; 14; 115; 116; 97; 116; 115; 47; 115; 111; 97; 107; 116; 101; 115; 116; 55; 52; 57; 54])</text:span></text:p>
      <text:p text:style-name="P3"><text:span text:style-name="T3">ary.push([48; 20; 0; 14; 115; 116; 97; 116; 115; 47; 115; 111; 97; 107; 116; 101; 115; 116; 55; 49; 55; 48])</text:span></text:p>
      <text:p text:style-name="P3"><text:span text:style-name="T3">ary.push([48; 20; 0; 14; 115; 116; 97; 116; 115; 47; 115; 111; 97; 107; 116; 101; 115; 116; 55; 52; 57; 55])</text:span></text:p>
      <text:p text:style-name="P3"><text:span text:style-name="T3">ary.push([48; 20; 0; 14; 115; 116; 97; 116; 115; 47; 115; 111; 97; 107; 116; 101; 115; 116; 55; 52; 57; 56])</text:span></text:p>
      <text:p text:style-name="P3"><text:span text:style-name="T3">ary.push([48; 20; 0; 14; 115; 116; 97; 116; 115; 47; 115; 111; 97; 107; 116; 101; 115; 116; 55; 52; 57; 57])</text:span></text:p>
      <text:p text:style-name="P3"><text:span text:style-name="T3">ary.push([48; 20; 0; 14; 115; 116; 97; 116; 115; 47; 115; 111; 97; 107; 116; 101; 115; 116; 55; 53; 48; 48])</text:span></text:p>
      <text:p text:style-name="P3"><text:span text:style-name="T3">ary.push([48; 20; 0; 14; 115; 116; 97; 116; 115; 47; 115; 111; 97; 107; 116; 101; 115; 116; 55; 53; 48; 49])</text:span></text:p>
      <text:p text:style-name="P3"><text:span text:style-name="T3">ary.push([48; 20; 0; 14; 115; 116; 97; 116; 115; 47; 115; 111; 97; 107; 116; 101; 115; 116; 55; 53; 48; 50])</text:span></text:p>
      <text:p text:style-name="P3"><text:span text:style-name="T3">ary.push([48; 20; 0; 14; 115; 116; 97; 116; 115; 47; 115; 111; 97; 107; 116; 101; 115; 116; 55; 52; 57; 54])</text:span></text:p>
      <text:p text:style-name="P3"><text:soft-page-break/><text:span text:style-name="T3">ary.push([48; 20; 0; 14; 115; 116; 97; 116; 115; 47; 115; 111; 97; 107; 116; 101; 115; 116; 55; 52; 49; 52])</text:span></text:p>
      <text:p text:style-name="P3"><text:span text:style-name="T3">ary.push([48; 20; 0; 14; 115; 116; 97; 116; 115; 47; 115; 111; 97; 107; 116; 101; 115; 116; 55; 52; 57; 55])</text:span></text:p>
      <text:p text:style-name="P3"><text:span text:style-name="T3">ary.push([48; 20; 0; 14; 115; 116; 97; 116; 115; 47; 115; 111; 97; 107; 116; 101; 115; 116; 55; 52; 57; 56])</text:span></text:p>
      <text:p text:style-name="P3"><text:span text:style-name="T3">ary.push([48; 20; 0; 14; 115; 116; 97; 116; 115; 47; 115; 111; 97; 107; 116; 101; 115; 116; 55; 52; 57; 57])</text:span></text:p>
      <text:p text:style-name="P3"><text:span text:style-name="T3">ary.push([48; 20; 0; 14; 115; 116; 97; 116; 115; 47; 115; 111; 97; 107; 116; 101; 115; 116; 55; 53; 48; 48])</text:span></text:p>
      <text:p text:style-name="P3"><text:span text:style-name="T3">ary.push([_data)</text:span></text:p>
      <text:p text:style-name="P3"><text:span text:style-name="T3">ary.push([51; 36; 0; 31; 36; 83; 89; 83; 47; 98; 114; 111; 107; 101; 114; 47; 115; 117; 98; 115; 99; 114; 105; 112; 116; 105; 111; 110; 115; 47; 99; 111; 117; 110; 116; 0; 1; 48])</text:span></text:p>
      <text:p text:style-name="P3"><text:span text:style-name="T3">ary.push([144; 3; 0; 2; 1])</text:span></text:p>
      <text:p text:style-name="P3"><text:span text:style-name="T3">ary.push([51; 43; 0; 34; 36; 83; 89; 83; 47; 98; 114; 111; 107; 101; 114; 47; 108; 111; 97; 100; 47; 112; 117; 98; 108; 105; 115; 104; 47; 115; 101; 110; 116; 47; 49; 109; 105; 110; 0; 2; 49; 50; 46; 54; 51])</text:span></text:p>
      <text:p text:style-name="P3"><text:span text:style-name="T3">ary.push([144; 3; 0; 3; 1])</text:span></text:p>
      <text:p text:style-name="P3"><text:span text:style-name="T3">ary.push([51; 46; 0; 36; 36; 83; 89; 83; 47; 98; 114; 111; 107; 101; 114; 47; 108; 111; 97; 100; 47; 98; 121; 116; 101; 115; 47; 114; 101; 99; 101; 105; 118; 101; 100; 47; 49; 109; 105; 110; 0; 3; 53; 48; 50; 46; 54; 51])</text:span></text:p>
      <text:p text:style-name="P3"><text:span text:style-name="T3">ary.push([51; 45; 0; 37; 36; 83; 89; 83; 47; 98; 114; 111; 107; 101; 114; 47; 108; 111; 97; 100; 47; 112; 117; 98; 108; 105; 115; 104; 47; 100; 114; 111; 112; 112; 101; 100; 47; 49; 109; 105; 110; 0; 4; 48; 46; 48; 48])</text:span></text:p>
      <text:p text:style-name="P5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08:34:14.806269858</meta:creation-date>
    <dc:date>2023-08-09T10:38:18.648554498</dc:date>
    <meta:editing-duration>PT16M34S</meta:editing-duration>
    <meta:editing-cycles>3</meta:editing-cycles>
    <meta:generator>LibreOffice/7.5.5.2$Linux_X86_64 LibreOffice_project/50$Build-2</meta:generator>
    <meta:document-statistic meta:table-count="0" meta:image-count="0" meta:object-count="0" meta:page-count="10" meta:paragraph-count="173" meta:word-count="7806" meta:character-count="36383" meta:non-whitespace-character-count="28748"/>
  </office:meta>
</office:document-meta>
</file>